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style:line-height-at-least="0.503cm" fo:text-indent="0cm" style:auto-text-indent="false"/>
      <style:text-properties style:font-name="Google Sans Text"/>
    </style:style>
    <style:style style:name="P2" style:family="paragraph" style:parent-style-name="Horizontal_20_Line">
      <style:paragraph-properties fo:margin-top="0cm" fo:margin-bottom="0.247cm" style:contextual-spacing="false" style:line-height-at-least="0.503cm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>
      <style:paragraph-properties fo:margin-left="0cm" fo:margin-right="0cm" style:line-height-at-least="0.503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family="'Google Sans', sans-serif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тот образ представляет собой символьную строку, которая кодирует цвета узла <text:span text:style-name="T1">x</text:span>, его родителя <text:span text:style-name="T1">P</text:span>, деда <text:span text:style-name="T1">G</text:span> и дяди <text:span text:style-name="T1">U</text:span>, а также направления связей между ними. Такой кластер и его информационный образ критически важны при операциях вставки и удаления в КЧ-дереве, так как именно на основе этой информации принимаются решения о перекрашивании и вращениях.</text:p>
      <text:p text:style-name="P2"/>
      <text:h text:style-name="P3" text:outline-level="2">🛠️ <text:span text:style-name="T2">Алгоритм формирования информационного образа кластера</text:span></text:h>
      <text:p text:style-name="P4"><text:span text:style-name="T3">Алгоритм, реализованный в функции </text:span><text:span text:style-name="Source_20_Text"><text:span text:style-name="T3">describeCluster(tree, node)</text:span></text:span><text:span text:style-name="T3">, выполняет следующие шаги для построения символьной строки-образа:</text:span></text:p>
      <text:list text:style-name="L1">
        <text:list-item>
          <text:p text:style-name="P5">Инициализация</text:p>
          <text:list>
            <text:list-item>
              <text:p text:style-name="P6"><text:span text:style-name="T4">Начальный узел:</text:span><text:span text:style-name="T3"> Переменная </text:span><text:span text:style-name="T4">x</text:span><text:span text:style-name="T3"> устанавливается равной входному узлу </text:span><text:span text:style-name="Source_20_Text"><text:span text:style-name="T3">node</text:span></text:span><text:span text:style-name="T3">.</text:span></text:p>
            </text:list-item>
            <text:list-item>
              <text:p text:style-name="P6"><text:span text:style-name="T4">Список частей:</text:span><text:span text:style-name="T3"> Инициализируется пустой массив </text:span><text:span text:style-name="Source_20_Text"><text:span text:style-name="T3">parts</text:span></text:span><text:span text:style-name="T3"> для сбора фрагментов строки-образа.</text:span></text:p>
            </text:list-item>
            <text:list-item>
              <text:p text:style-name="P6"><text:span text:style-name="T4">Специальный узел:</text:span><text:span text:style-name="T3"> Определяется </text:span><text:span text:style-name="Source_20_Text"><text:span text:style-name="T3">nullNode</text:span></text:span><text:span text:style-name="T3"> (обозначение для NIL-узлов, которые обычно черные, но несут особую семантику).</text:span></text:p>
            </text:list-item>
          </text:list>
        </text:list-item>
        <text:list-item>
          <text:p text:style-name="P5">Узел x (Текущий узел)</text:p>
          <text:list>
            <text:list-item>
              <text:p text:style-name="P7">Формируется первая часть образа: <text:span text:style-name="T1">цвет узла x</text:span>.</text:p>
              <text:list>
                <text:list-item>
                  <text:p text:style-name="P6"><text:span text:style-name="Source_20_Text"><text:span text:style-name="T3">parts.push(x:${ x.color });</text:span></text:span></text:p>
                </text:list-item>
                <text:list-item>
                  <text:p text:style-name="P6"><text:span text:style-name="T5">Пример: </text:span><text:span text:style-name="Source_20_Text"><text:span text:style-name="T5">x:RED</text:span></text:span></text:p>
                </text:list-item>
              </text:list>
            </text:list-item>
          </text:list>
        </text:list-item>
        <text:list-item>
          <text:p text:style-name="P5">Узел P (Родитель)</text:p>
          <text:list>
            <text:list-item>
              <text:p text:style-name="P7"><text:span text:style-name="T1">Определение:</text:span> Переменная <text:span text:style-name="T1">P</text:span> устанавливается равной родителю узла <text:span text:style-name="T1">x</text:span>: P = x.parent.</text:p>
            </text:list-item>
            <text:list-item>
              <text:p text:style-name="P6"><text:span text:style-name="T4">Проверка:</text:span><text:span text:style-name="T3"> Проверяется, не является ли </text:span><text:span text:style-name="T4">P</text:span><text:span text:style-name="T3"> специальным узлом </text:span><text:span text:style-name="Source_20_Text"><text:span text:style-name="T3">nullNode</text:span></text:span><text:span text:style-name="T3"> (т.е. </text:span><text:span text:style-name="T4">x</text:span><text:span text:style-name="T3"> — корень).</text:span></text:p>
            </text:list-item>
            <text:list-item>
              <text:p text:style-name="P5">Если P существует (P $\neq$ nullNode):</text:p>
              <text:list>
                <text:list-item>
                  <text:p text:style-name="P6"><text:span text:style-name="T4">Направление связи:</text:span><text:span text:style-name="T3"> Определяется, является ли </text:span><text:span text:style-name="T4">x</text:span><text:span text:style-name="T3"> левым (</text:span><text:span text:style-name="Source_20_Text"><text:span text:style-name="T3">x&lt;-P</text:span></text:span><text:span text:style-name="T3">) или правым (</text:span><text:span text:style-name="Source_20_Text"><text:span text:style-name="T3">x-&gt;P</text:span></text:span><text:span text:style-name="T3">) ребенком </text:span><text:span text:style-name="T4">P</text:span><text:span text:style-name="T3">.</text:span></text:p>
                </text:list-item>
                <text:list-item>
                  <text:p text:style-name="P7"><text:span text:style-name="T1">Цвет P:</text:span> Добавляется информация о направлении и цвете <text:span text:style-name="T1">P</text:span>.</text:p>
                  <text:list>
                    <text:list-item>
                      <text:p text:style-name="P6"><text:span text:style-name="Source_20_Text"><text:span text:style-name="T3">parts.push(${ xToP }; P:${ P.color });</text:span></text:span></text:p>
                    </text:list-item>
                    <text:list-item>
                      <text:p text:style-name="P6"><text:span text:style-name="T5">Пример: </text:span><text:span text:style-name="Source_20_Text"><text:span text:style-name="T5">x&lt;-P; P:BLACK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Узел G (Дед / Родитель P)</text:p>
          <text:list>
            <text:list-item>
              <text:p text:style-name="P7"><text:span text:style-name="T1">Определение:</text:span> Переменная <text:span text:style-name="T1">G</text:span> устанавливается равной родителю <text:span text:style-name="T1">P</text:span>: G = P.parent.</text:p>
            </text:list-item>
            <text:list-item>
              <text:p text:style-name="P6"><text:span text:style-name="T4">Проверка:</text:span><text:span text:style-name="T3"> Проверяется, не является ли </text:span><text:span text:style-name="T4">G</text:span><text:span text:style-name="T3"> специальным узлом </text:span><text:span text:style-name="Source_20_Text"><text:span text:style-name="T3">nullNode</text:span></text:span><text:span text:style-name="T3">.</text:span></text:p>
            </text:list-item>
            <text:list-item>
              <text:p text:style-name="P5"><text:soft-page-break/>Если G существует (G $\neq$ nullNode):</text:p>
              <text:list>
                <text:list-item>
                  <text:p text:style-name="P6"><text:span text:style-name="T4">Направление связи:</text:span><text:span text:style-name="T3"> Определяется, является ли </text:span><text:span text:style-name="T4">P</text:span><text:span text:style-name="T3"> левым (</text:span><text:span text:style-name="Source_20_Text"><text:span text:style-name="T3">P&lt;-G</text:span></text:span><text:span text:style-name="T3">) или правым (</text:span><text:span text:style-name="Source_20_Text"><text:span text:style-name="T3">P-&gt;G</text:span></text:span><text:span text:style-name="T3">) ребенком </text:span><text:span text:style-name="T4">G</text:span><text:span text:style-name="T3">.</text:span></text:p>
                </text:list-item>
                <text:list-item>
                  <text:p text:style-name="P7"><text:span text:style-name="T1">Цвет G:</text:span> Добавляется информация о направлении и цвете <text:span text:style-name="T1">G</text:span>.</text:p>
                  <text:list>
                    <text:list-item>
                      <text:p text:style-name="P6"><text:span text:style-name="Source_20_Text"><text:span text:style-name="T3">parts.push(${ pToG }; G:${ G.color });</text:span></text:span></text:p>
                    </text:list-item>
                    <text:list-item>
                      <text:p text:style-name="P6"><text:span text:style-name="T5">Пример: </text:span><text:span text:style-name="Source_20_Text"><text:span text:style-name="T5">P-&gt;G; G:BLACK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Узел U (Дядя / Брат P)</text:p>
          <text:list>
            <text:list-item>
              <text:p text:style-name="P7"><text:span text:style-name="T1">Определение:</text:span> Переменная <text:span text:style-name="T1">U</text:span> устанавливается как брат <text:span text:style-name="T1">P</text:span>, то есть другой ребенок <text:span text:style-name="T1">G</text:span>.</text:p>
              <text:list>
                <text:list-item>
                  <text:p text:style-name="P6"><text:span text:style-name="T3">Если </text:span><text:span text:style-name="T4">P</text:span><text:span text:style-name="T3"> — левый ребенок </text:span><text:span text:style-name="T4">G</text:span><text:span text:style-name="T3"> (</text:span><text:span text:style-name="Source_20_Text"><text:span text:style-name="T3">P === G.left</text:span></text:span><text:span text:style-name="T3">), то </text:span><text:span text:style-name="T4">U</text:span><text:span text:style-name="T3"> = G.right.</text:span></text:p>
                </text:list-item>
                <text:list-item>
                  <text:p text:style-name="P7">Иначе <text:span text:style-name="T1">U</text:span> = G.left.</text:p>
                </text:list-item>
              </text:list>
            </text:list-item>
            <text:list-item>
              <text:p text:style-name="P7"><text:span text:style-name="T1">Проверка:</text:span> Проверяется, существует ли <text:span text:style-name="T1">U</text:span>.</text:p>
              <text:list>
                <text:list-item>
                  <text:p text:style-name="P6"><text:span text:style-name="T4">Если U существует (U </text:span><text:span text:style-name="T4"><text:s/>nullNode): </text:span></text:p>
                  <text:list>
                    <text:list-item>
                      <text:p text:style-name="P7">Добавляется информация о цвете <text:span text:style-name="T1">U</text:span>.</text:p>
                      <text:list>
                        <text:list-item>
                          <text:p text:style-name="P6"><text:span text:style-name="Source_20_Text"><text:span text:style-name="T3">parts.push(U:${ U.color });</text:span></text:span></text:p>
                        </text:list-item>
                        <text:list-item>
                          <text:p text:style-name="P6"><text:span text:style-name="T5">Пример: </text:span><text:span text:style-name="Source_20_Text"><text:span text:style-name="T5">U:RED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Если U не существует (U = nullNode):</text:p>
                  <text:list>
                    <text:list-item>
                      <text:p text:style-name="P7">Добавляется метка, что <text:span text:style-name="T1">U</text:span> является NIL-узлом.</text:p>
                      <text:list>
                        <text:list-item>
                          <text:p text:style-name="P6"><text:span text:style-name="Source_20_Text"><text:span text:style-name="T3">parts.push('U:null');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Финальный образ</text:p>
          <text:list>
            <text:list-item>
              <text:p text:style-name="P6"><text:span text:style-name="T3">Все собранные части из массива </text:span><text:span text:style-name="Source_20_Text"><text:span text:style-name="T3">parts</text:span></text:span><text:span text:style-name="T3"> объединяются в одну строку, разделенную запятой и пробелом (</text:span><text:span text:style-name="Source_20_Text"><text:span text:style-name="T3">, </text:span></text:span><text:span text:style-name="T3">).</text:span></text:p>
            </text:list-item>
            <text:list-item>
              <text:p text:style-name="P7"><text:span text:style-name="T1">Возвращаемый объект:</text:span> Функция возвращает объект, содержащий:</text:p>
              <text:list>
                <text:list-item>
                  <text:p text:style-name="P6"><text:span text:style-name="Source_20_Text"><text:span text:style-name="T3">description</text:span></text:span><text:span text:style-name="T3">: Итоговая символьная строка-образ кластера.</text:span></text:p>
                </text:list-item>
                <text:list-item>
                  <text:p text:style-name="P6"><text:span text:style-name="Source_20_Text"><text:span text:style-name="T3">nodes</text:span></text:span><text:span text:style-name="T3">: Объект, содержащий ссылки на узлы </text:span><text:span text:style-name="T4">x</text:span><text:span text:style-name="T3">, </text:span><text:span text:style-name="T4">P</text:span><text:span text:style-name="T3">, </text:span><text:span text:style-name="T4">G</text:span><text:span text:style-name="T3">, </text:span><text:span text:style-name="T4">U</text:span><text:span text:style-name="T3"> (полезно для дальнейших операций).</text:span></text:p>
                </text:list-item>
              </text:list>
            </text:list-item>
          </text:list>
        </text:list-item>
      </text:list>
      <text:p text:style-name="P2"/>
      <text:h text:style-name="P3" text:outline-level="2">📝 <text:span text:style-name="T2">Пример информационного образа</text:span></text:h>
      <text:p text:style-name="P8">Предположим, у нас есть следующая структура:</text:p>
      <text:list text:style-name="L2">
        <text:list-item>
          <text:p text:style-name="P9">Узел <text:span text:style-name="T1">G</text:span>: <text:span text:style-name="T1">BLACK</text:span></text:p>
        </text:list-item>
        <text:list-item>
          <text:p text:style-name="P9">Узел <text:span text:style-name="T1">P</text:span>: Левый ребенок G, <text:span text:style-name="T1">RED</text:span></text:p>
        </text:list-item>
        <text:list-item>
          <text:p text:style-name="P9">Узел <text:span text:style-name="T1">x</text:span>: Правый ребенок P, <text:span text:style-name="T1">RED</text:span></text:p>
        </text:list-item>
        <text:list-item>
          <text:p text:style-name="P9">Узел <text:span text:style-name="T1">U</text:span>: Правый ребенок G (брат P), <text:span text:style-name="T1">BLACK</text:span></text:p>
        </text:list-item>
      </text:list>
      <text:p text:style-name="P8"><text:soft-page-break/>Тогда символьная строка-образ будет выглядеть так:</text:p>
      <text:p text:style-name="P4"><text:span text:style-name="Source_20_Text"><text:span text:style-name="T3">x:RED, x-&gt;P; P:RED, P&lt;-G; G:BLACK, U:BLACK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1:50:07.437209000</meta:creation-date>
    <dc:date>2025-11-30T22:21:43.499885700</dc:date>
    <meta:editing-duration>PT6S</meta:editing-duration>
    <meta:editing-cycles>1</meta:editing-cycles>
    <meta:document-statistic meta:table-count="0" meta:image-count="0" meta:object-count="0" meta:page-count="3" meta:paragraph-count="52" meta:word-count="448" meta:character-count="2817" meta:non-whitespace-character-count="2462"/>
    <meta:generator>LibreOffice/25.2.7.2$Windows_X86_64 LibreOffice_project/5cbfd1ab6520636bb5f7b99185aa69bd7456825d</meta:generator>
  </office:meta>
</office:document-meta>
</file>